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444444" style:font-name="Consolas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6" style:family="paragraph" style:parent-style-name="Standard">
      <style:text-properties style:font-name="Consolas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nsolas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nsolas"/>
    </style:style>
    <style:style style:name="P9" style:family="paragraph" style:parent-style-name="Standard">
      <style:paragraph-properties fo:text-align="center" style:justify-single-word="false"/>
      <style:text-properties style:font-name="Consolas"/>
    </style:style>
    <style:style style:name="P10" style:family="paragraph" style:parent-style-name="Standard">
      <style:text-properties style:font-name="Consolas" fo:font-size="12pt" style:font-size-asian="12pt" style:font-size-complex="12pt"/>
    </style:style>
    <style:style style:name="P11" style:family="paragraph" style:parent-style-name="Standard">
      <style:text-properties style:font-name="Consolas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text-properties style:font-name="Consolas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paragraph-properties fo:break-before="page"/>
      <style:text-properties style:font-name="Consola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onsola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444444" style:font-name="Consola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" style:family="text">
      <style:text-properties fo:font-variant="normal" fo:text-transform="none" fo:color="#444444" style:font-name="Consolas" fo:font-size="12pt" fo:letter-spacing="normal" fo:font-style="normal" style:text-underline-style="none" fo:font-weight="normal" style:font-size-asian="12pt" style:font-size-complex="12pt"/>
    </style:style>
    <style:style style:name="T5" style:family="text">
      <style:text-properties fo:font-variant="normal" fo:text-transform="none" fo:color="#444444" fo:font-size="15pt" fo:letter-spacing="normal" fo:font-style="normal" fo:font-weight="bold" style:font-size-asian="15pt" style:font-size-complex="15pt"/>
    </style:style>
    <style:style style:name="T6" style:family="text">
      <style:text-properties style:font-name="Consolas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te rendu de la réunion du</text:p>
      <text:p text:style-name="P9"><text:span text:style-name="Strong_20_Emphasis"><text:span text:style-name="T5">vendredi soir 2 novembre 2012</text:span></text:span></text:p>
      <text:p text:style-name="P1"/>
      <text:p text:style-name="P1"/>
      <text:p text:style-name="P4"><text:span text:style-name="Strong_20_Emphasis"><text:span text:style-name="T3">Enregistrement de la réunion :</text:span></text:span></text:p>
      <text:p text:style-name="P4"><text:span text:style-name="Strong_20_Emphasis"><text:span text:style-name="T4">- partie 1 :</text:span></text:span></text:p>
      <text:p text:style-name="P5"><text:a xlink:type="simple" xlink:href="https://docs.google.com/open?id=0B9GItH3ZMpYqQlpYVlQxamNEZXc"><text:span text:style-name="T6">https://docs.google.com/open?id=0B9GItH3ZMpYqQlpYVlQxamNEZXc</text:span></text:a></text:p>
      <text:p text:style-name="P1">- partie 2 :</text:p>
      <text:p text:style-name="P2"><text:a xlink:type="simple" xlink:href="https://docs.google.com/file/d/0B4Wr7tBtcbhPbVF4R0RPS3VlaFk/edit">https://docs.google.com/file/d/0B4Wr7tBtcbhPbVF4R0RPS3VlaFk/edit</text:a></text:p>
      <text:p text:style-name="P1"/>
      <text:p text:style-name="P1"/>
      <text:p text:style-name="P3"><text:span text:style-name="T1">Participants</text:span> : Kevin, Quentin, Lucas, Gaëtan</text:p>
      <text:p text:style-name="P1"/>
      <text:p text:style-name="P1"/>
      <text:p text:style-name="P11">Points abordés :</text:p>
      <text:p text:style-name="P10"/>
      <text:p text:style-name="P6"><text:span text:style-name="T2">*** Le Bilanniste</text:span> : rappel de la charte :</text:p>
      <text:p text:style-name="P8">- roulement tous les 2 mois. Première nomination : <text:span text:style-name="T7">01/10/2012</text:span>.</text:p>
      <text:p text:style-name="P8">- se charge de récolter les avis des autres membres de l'équipe sur :</text:p>
      <text:list xml:id="list20456717371" text:style-name="L1">
        <text:list-item>
          <text:list>
            <text:list-item>
              <text:p text:style-name="P15">l'avancé du projet</text:p>
            </text:list-item>
            <text:list-item>
              <text:p text:style-name="P15">les difficultés en cours</text:p>
            </text:list-item>
            <text:list-item>
              <text:p text:style-name="P15">l'organisation</text:p>
            </text:list-item>
            <text:list-item>
              <text:p text:style-name="P15">les prochains objectifs</text:p>
            </text:list-item>
            <text:list-item>
              <text:p text:style-name="P15">la motivation</text:p>
            </text:list-item>
            <text:list-item>
              <text:p text:style-name="P15">etc. , ... autant du point de vue développement que du reste.</text:p>
            </text:list-item>
          </text:list>
        </text:list-item>
      </text:list>
      <text:p text:style-name="P7">- fait un court rapport écrit et le présente à la prochaine réunion.</text:p>
      <text:p text:style-name="P7"/>
      <text:p text:style-name="P7">Sauf erreur, le 1er Bilanniste volontaire est <text:span text:style-name="T2">Elliot</text:span>.</text:p>
      <text:p text:style-name="P7"/>
      <text:p text:style-name="P7"><text:span text:style-name="T2">***</text:span> On a débuté par un <text:span text:style-name="T2">brainstorming</text:span> assez conséquent dont le résultat peut-être observé sur ce pad <text:span text:style-name="T6">: </text:span><text:a xlink:type="simple" xlink:href="http://piratepad.net/GszQuzoqBv"><text:span text:style-name="T6">http://piratepad.net/GszQuzoqBv</text:span></text:a></text:p>
      <text:p text:style-name="P7"/>
      <text:p text:style-name="P6"><text:span text:style-name="T2">***</text:span> Nous avons proposé un système de "validation" des idées émises en réunion afin de commencer à décrire notre projet de jeu sur le wiki même sans concertation simultanée de toute l'équipe. En voici le principe :</text:p>
      <text:p text:style-name="P6"><text:tab/>1- au terme d'une réunion, lorsque certaines idées emportent l'adhésion de tous les membres présents, ces idées sont listées et envoyées par mail avec le compte-rendu de la réunion.</text:p>
      <text:p text:style-name="P6"><text:tab/>2- si personne ne souhaite revenir sur ces idées lors de la réunion suivante, les suggestions sont considérées comme approuvées at ajoutées au wiki.</text:p>
      <text:p text:style-name="P6"><text:tab/>3- les idées validées sont enlevées des pads et le wiki est refactorisé / ramifié à chaque ajout afin de ne pas avoir des catégories / pages web "obèses".</text:p>
      <text:p text:style-name="P6"/>
      <text:p text:style-name="P6">Si vous êtes d'accord, je (Lucas) propose d'ajouter ce processus à <text:soft-page-break/>la Charte.</text:p>
      <text:p text:style-name="P6"/>
      <text:p text:style-name="P13">*** Suggestions émises :</text:p>
      <text:p text:style-name="P6">Voici les idées adoptées par les membres présents. Sauf avis contraire, elles seront ajoutées au wiki à la prochaine réunion. D'autres idées ont été émises mais pas encore unanimemment acceptées, et sont consultables sur ce pad ( http://piratepad.net/GszQuzoqBv ). A noter que l'ancien pad est toujours disponible, et a été archivé dans le SVN.</text:p>
      <text:p text:style-name="P6"/>
      <text:p text:style-name="P12">Titre :</text:p>
      <text:p text:style-name="P6"><text:tab/>- Vita Vermis</text:p>
      <text:p text:style-name="P6"/>
      <text:p text:style-name="P12">Héro :</text:p>
      <text:p text:style-name="P6"><text:tab/>- Asticot</text:p>
      <text:p text:style-name="P6"><text:tab/>- Rampant (pas de jambes)</text:p>
      <text:p text:style-name="P6"><text:tab/>- Peut se faire pousser des membres (utilisation d'objets)</text:p>
      <text:p text:style-name="P6"><text:tab/>- Extensssible</text:p>
      <text:p text:style-name="P6"><text:tab/>- Peut allonger une partie de son corps pour s'en servir comme un fouet</text:p>
      <text:p text:style-name="P6"/>
      <text:p text:style-name="P12">Bestiaire :</text:p>
      <text:p text:style-name="P6"><text:tab/>- Vers solitaire</text:p>
      <text:p text:style-name="P6"><text:tab/>- Mouches</text:p>
      <text:p text:style-name="P6"/>
      <text:p text:style-name="P12">Niveau :</text:p>
      <text:p text:style-name="P6"><text:tab/>- Cerveau</text:p>
      <text:p text:style-name="P6"><text:tab/><text:tab/>- Système de téléportation par les axones</text:p>
      <text:p text:style-name="P6"><text:tab/>- Intestin</text:p>
      <text:p text:style-name="P6"><text:tab/><text:tab/>- Système de course contre la montre (montée du niveau de suc digestif)</text:p>
      <text:p text:style-name="P6"><text:tab/>- De manière générale : le corps entrave la progression du héro</text:p>
      <text:p text:style-name="P6"><text:tab/>- De manière générale : les niveaux dépeignent un corps de + en + décomposé</text:p>
      <text:p text:style-name="P6"><text:tab/>- Choix à faire : systématiquement 2 alternatives (une mortelle, l'autre permet de</text:p>
      <text:p text:style-name="P6">continuer et éventuellement finir le niveau). Si le mauvais choix est fait, le joueur est renvoyé</text:p>
      <text:p text:style-name="P6">à un checkpoint juste avant ce choix, sans pénalité.</text:p>
      <text:p text:style-name="P6"/>
      <text:p text:style-name="P12">Gameplay :</text:p>
      <text:p text:style-name="P6"><text:tab/>- Spawn points "infini" d'ennemis, localisés à certains endroits de la map (maintenir la présence </text:p>
      <text:p text:style-name="P6">d'ennemis pour maintenir le rythme). Il faut gérer leur arrivée continue afin de progresser.</text:p>
      <text:p text:style-name="P6"/>
      <text:p text:style-name="P12">Scénario :</text:p>
      <text:p text:style-name="P6"><text:tab/>- Choix de réponse à une question à faire en début de partie. Cette réponse peut-être à choisir ou à écrire. La réponse </text:p>
      <text:p text:style-name="P6">est réutilisée plus tard dans le jeu par un personnage.</text:p>
      <text:p text:style-name="P6"/>
      <text:p text:style-name="P12">Easter Eggs :</text:p>
      <text:p text:style-name="P6"><text:tab/>- Référence(s) aux membres de l'équipe (des morceaux de <text:soft-page-break/>patate et de poulet dans les intestins par exemp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3:16:42</meta:creation-date>
    <dc:date>2013-01-03T11:15:45</dc:date>
    <meta:editing-duration>PT6H56M33S</meta:editing-duration>
    <meta:editing-cycles>20</meta:editing-cycles>
    <meta:generator>LibreOffice/3.4$Unix LibreOffice_project/340m1$Build-402</meta:generator>
    <dc:creator>Lucas </dc:creator>
    <meta:document-statistic meta:table-count="0" meta:image-count="0" meta:object-count="0" meta:page-count="4" meta:paragraph-count="57" meta:word-count="553" meta:character-count="3297" meta:non-whitespace-character-count="2782"/>
  </office:meta>
</office:document-meta>
</file>